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5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0cm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0cm"/>
    </style:style>
    <style:style style:name="gr9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12" style:family="graphic" style:parent-style-name="objectwithoutfill">
      <style:graphic-properties svg:stroke-color="#000000" draw:marker-start="" draw:marker-start-width="0.305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fo:min-height="1.408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0cm"/>
    </style:style>
    <style:style style:name="gr16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75cm" fo:min-width="0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center"/>
      <style:text-properties fo:font-family="'Times New Roman'" style:font-family-generic="roman" style:font-pitch="variable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paragraph-properties fo:text-align="start"/>
      <style:text-properties fo:font-style="italic" style:font-style-asian="italic" style:font-style-complex="italic"/>
    </style:style>
    <style:style style:name="P7" style:family="paragraph">
      <style:paragraph-properties fo:text-align="start"/>
      <style:text-properties fo:font-family="'Times New Roman'" style:font-family-generic="roman" style:font-pitch="variable" fo:font-style="italic" style:font-style-asian="italic" style:font-style-complex="italic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imes New Roman'" style:font-family-generic="roman" style:font-pitch="variable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Times New Roman'" style:font-family-generic="roman" style:font-pitch="variable"/>
    </style:style>
    <style:style style:name="P12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83cm" svg:height="8.89cm" svg:x="3.81cm" svg:y="2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699cm" svg:height="2.36cm" svg:x="4.239cm" svg:y="25.081cm">
          <draw:text-box>
            <text:p text:style-name="P2"><text:span text:style-name="T1">Learned</text:span></text:p>
            <text:p text:style-name="P2"><text:span text:style-name="T1">Reactive</text:span></text:p>
            <text:p text:style-name="P2"><text:span text:style-name="T1">Layer</text:span></text:p>
          </draw:text-box>
        </draw:frame>
        <draw:custom-shape draw:style-name="gr3" draw:text-style-name="P4" draw:layer="layout" svg:width="7.62cm" svg:height="2.54cm" svg:x="5.08cm" svg:y="29.845cm">
          <text:p text:style-name="P1"><text:span text:style-name="T2">Learned Reactive</text:span></text:p>
          <text:p text:style-name="P1"><text:span text:style-name="T2">Physical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31.75cm" svg:y="29.845cm">
          <text:p text:style-name="P1"><text:span text:style-name="T2">Learned Reac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9.845cm" svg:x2="35.56cm" svg:y2="27.305cm">
          <text:p/>
        </draw:line>
        <draw:frame draw:style-name="gr5" draw:text-style-name="P5" draw:layer="layout" svg:width="3.296cm" svg:height="1.657cm" svg:x="35.597cm" svg:y="27.78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6" draw:text-style-name="P1" draw:layer="layout" svg:width="36.83cm" svg:height="19.05cm" svg:x="3.8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685cm" svg:height="6.419cm" svg:x="4.127cm" svg:y="3.582cm">
          <draw:text-box>
            <text:p text:style-name="P6"><text:span text:style-name="T1">Deliberative</text:span></text:p>
            <text:p text:style-name="P6"><text:span text:style-name="T1">Layer</text:span></text:p>
          </draw:text-box>
        </draw:frame>
        <draw:custom-shape draw:style-name="gr3" draw:text-style-name="P4" draw:layer="layout" svg:width="7.62cm" svg:height="2.54cm" svg:x="5.08cm" svg:y="18.415cm">
          <text:p text:style-name="P1"><text:span text:style-name="T2">Deliberative</text:span></text:p>
          <text:p text:style-name="P1"><text:span text:style-name="T2">Execu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31.75cm" svg:y="18.415cm">
          <text:p text:style-name="P1"><text:span text:style-name="T2">Delibera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4.765cm" svg:x2="35.56cm" svg:y2="20.955cm">
          <text:p/>
        </draw:line>
        <draw:frame draw:style-name="gr5" draw:text-style-name="P5" draw:layer="layout" svg:width="3.58cm" svg:height="1.657cm" svg:x="35.572cm" svg:y="22.066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8" draw:text-style-name="P9" draw:layer="layout" svg:width="4.27cm" svg:height="2.278cm" svg:x="4.62cm" svg:y="22.01cm">
          <draw:text-box>
            <text:p text:style-name="P8"><text:span text:style-name="T2">Activation and</text:span></text:p>
            <text:p text:style-name="P8"><text:span text:style-name="T2">Suppression</text:span></text:p>
          </draw:text-box>
        </draw:frame>
        <draw:line draw:style-name="gr4" draw:text-style-name="P1" draw:layer="layout" svg:x1="8.89cm" svg:y1="20.955cm" svg:x2="8.89cm" svg:y2="29.845cm">
          <text:p/>
        </draw:line>
        <draw:line draw:style-name="gr4" draw:text-style-name="P1" draw:layer="layout" svg:x1="35.56cm" svg:y1="18.415cm" svg:x2="35.56cm" svg:y2="15.875cm">
          <text:p/>
        </draw:line>
        <draw:frame draw:style-name="gr8" draw:text-style-name="P5" draw:layer="layout" svg:width="3.296cm" svg:height="2.278cm" svg:x="35.597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31.75cm" svg:y="8.255cm">
          <text:p text:style-name="P1"><text:span text:style-name="T2">Deliberative</text:span></text:p>
          <text:p text:style-name="P1"><text:span text:style-name="T2">Physical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31.115cm" svg:y1="19.685cm" svg:x2="31.114cm" svg:y2="9.525cm">
          <text:p/>
        </draw:line>
        <draw:line draw:style-name="gr10" draw:text-style-name="P1" draw:layer="layout" svg:x1="35.56cm" svg:y1="13.356cm" svg:x2="35.56cm" svg:y2="10.816cm">
          <text:p/>
        </draw:line>
        <draw:frame draw:style-name="gr11" draw:text-style-name="P5" draw:layer="layout" svg:width="2.301cm" svg:height="2.519cm" svg:x="35.597cm" svg:y="11.133cm">
          <draw:text-box>
            <text:p><text:span text:style-name="T2">Read</text:span></text:p>
            <text:p><text:span text:style-name="T2">Access</text:span></text:p>
          </draw:text-box>
        </draw:frame>
        <draw:frame draw:style-name="gr11" draw:text-style-name="P5" draw:layer="layout" svg:width="2.018cm" svg:height="2.519cm" svg:x="31.16cm" svg:y="16.351cm">
          <draw:text-box>
            <text:p><text:span text:style-name="T2">Event</text:span></text:p>
            <text:p><text:span text:style-name="T2">Focus</text:span></text:p>
          </draw:text-box>
        </draw:frame>
        <draw:line draw:style-name="gr12" draw:text-style-name="P1" draw:layer="layout" svg:x1="8.89cm" svg:y1="15.875cm" svg:x2="8.89cm" svg:y2="18.415cm">
          <text:p/>
        </draw:line>
        <draw:frame draw:style-name="gr8" draw:text-style-name="P5" draw:layer="layout" svg:width="3.19cm" svg:height="2.278cm" svg:x="8.89cm" svg:y="16.295cm">
          <draw:text-box>
            <text:p><text:span text:style-name="T2">Activation</text:span></text:p>
          </draw:text-box>
        </draw:frame>
        <draw:custom-shape draw:style-name="gr3" draw:text-style-name="P4" draw:layer="layout" svg:width="7.62cm" svg:height="2.54cm" svg:x="13.97cm" svg:y="13.335cm">
          <text:p text:style-name="P1"><text:span text:style-name="T2">Deliberative</text:span></text:p>
          <text:p text:style-name="P1"><text:span text:style-name="T2">Imagina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8.255cm" svg:x2="35.56cm" svg:y2="5.715cm">
          <text:p/>
        </draw:line>
        <draw:frame draw:style-name="gr8" draw:text-style-name="P5" draw:layer="layout" svg:width="5.248cm" svg:height="2.278cm" svg:x="35.597cm" svg:y="6.19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4" draw:layer="layout" svg:width="7.62cm" svg:height="2.54cm" svg:x="5.08cm" svg:y="13.335cm">
          <text:p text:style-name="P1"><text:span text:style-name="T2">Delibera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22.86cm" svg:y="18.415cm">
          <text:p text:style-name="P1"><text:span text:style-name="T2">Reac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25.241cm" svg:x2="26.67cm" svg:y2="20.955cm">
          <text:p/>
        </draw:line>
        <draw:frame draw:style-name="gr13" draw:layer="layout" svg:width="3.58cm" svg:height="1.658cm" svg:x="26.741cm" svg:y="22.154cm">
          <draw:text-box>
            <text:p><text:span text:style-name="T3">Trace Event</text:span></text:p>
            <text:p><text:span text:style-name="T3">Stream</text:span></text:p>
          </draw:text-box>
        </draw:frame>
        <draw:line draw:style-name="gr14" draw:text-style-name="P1" draw:layer="layout" svg:x1="13.335cm" svg:y1="25.4cm" svg:x2="31.75cm" svg:y2="25.4cm">
          <text:p/>
        </draw:line>
        <draw:line draw:style-name="gr4" draw:text-style-name="P1" draw:layer="layout" svg:x1="12.065cm" svg:y1="26.67cm" svg:x2="12.065cm" svg:y2="20.955cm">
          <text:p/>
        </draw:line>
        <draw:line draw:style-name="gr14" draw:text-style-name="P1" draw:layer="layout" svg:x1="13.335cm" svg:y1="25.4cm" svg:x2="13.335cm" svg:y2="14.605cm">
          <text:p/>
        </draw:line>
        <draw:line draw:style-name="gr4" draw:text-style-name="P1" draw:layer="layout" svg:x1="13.335cm" svg:y1="14.605cm" svg:x2="13.97cm" svg:y2="14.605cm">
          <text:p/>
        </draw:line>
        <draw:frame draw:style-name="gr15" draw:text-style-name="P5" draw:layer="layout" svg:width="2.301cm" svg:height="1.657cm" svg:x="13.256cm" svg:y="21.996cm">
          <draw:text-box>
            <text:p><text:span text:style-name="T2">Read</text:span></text:p>
            <text:p><text:span text:style-name="T2">Access</text:span></text:p>
          </draw:text-box>
        </draw:frame>
        <draw:line draw:style-name="gr16" draw:text-style-name="P1" draw:layer="layout" svg:x1="17.78cm" svg:y1="18.415cm" svg:x2="17.78cm" svg:y2="15.875cm">
          <text:p/>
        </draw:line>
        <draw:frame draw:style-name="gr8" draw:text-style-name="P5" draw:layer="layout" svg:width="3.415cm" svg:height="2.278cm" svg:x="17.817cm" svg:y="16.35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4" draw:text-style-name="P1" draw:layer="layout" svg:x1="15.24cm" svg:y1="12.7cm" svg:x2="15.24cm" svg:y2="13.335cm">
          <text:p/>
        </draw:line>
        <draw:frame draw:style-name="gr17" draw:text-style-name="P5" draw:layer="layout" svg:width="3.19cm" svg:height="0.954cm" svg:x="11.732cm" svg:y="11.906cm">
          <draw:text-box>
            <text:p><text:span text:style-name="T2">Activation</text:span></text:p>
          </draw:text-box>
        </draw:frame>
        <draw:line draw:style-name="gr4" draw:text-style-name="P1" draw:layer="layout" svg:x1="26.67cm" svg:y1="18.415cm" svg:x2="26.67cm" svg:y2="15.875cm">
          <text:p/>
        </draw:line>
        <draw:frame draw:style-name="gr8" draw:text-style-name="P5" draw:layer="layout" svg:width="3.296cm" svg:height="2.278cm" svg:x="26.707cm" svg:y="16.351cm">
          <draw:text-box>
            <text:p><text:span text:style-name="T2">Event</text:span></text:p>
            <text:p><text:span text:style-name="T2">Integration</text:span></text:p>
          </draw:text-box>
        </draw:frame>
        <draw:line draw:style-name="gr14" draw:text-style-name="P1" draw:layer="layout" svg:x1="12.7cm" svg:y1="31.115cm" svg:x2="26.67cm" svg:y2="31.115cm">
          <text:p/>
        </draw:line>
        <draw:line draw:style-name="gr14" draw:text-style-name="P1" draw:layer="layout" svg:x1="26.67cm" svg:y1="26.828cm" svg:x2="26.67cm" svg:y2="31.115cm">
          <text:p/>
        </draw:line>
        <draw:custom-shape draw:style-name="gr18" draw:text-style-name="P1" draw:layer="layout" svg:width="0.317cm" svg:height="0.317cm" svg:x="26.511cm" svg:y="25.2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7.62cm" svg:height="2.54cm" svg:x="22.86cm" svg:y="8.255cm">
          <text:p text:style-name="P1"><text:span text:style-name="T2">Reac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13.335cm" svg:x2="26.67cm" svg:y2="10.795cm">
          <text:p/>
        </draw:line>
        <draw:line draw:style-name="gr14" draw:text-style-name="P1" draw:layer="layout" svg:x1="32.385cm" svg:y1="6.985cm" svg:x2="32.385cm" svg:y2="5.715cm">
          <text:p/>
        </draw:line>
        <draw:line draw:style-name="gr4" draw:text-style-name="P1" draw:layer="layout" svg:x1="29.845cm" svg:y1="6.985cm" svg:x2="29.845cm" svg:y2="8.255cm">
          <text:p/>
        </draw:line>
        <draw:line draw:style-name="gr16" draw:text-style-name="P1" draw:layer="layout" svg:x1="26.67cm" svg:y1="8.255cm" svg:x2="26.67cm" svg:y2="5.715cm">
          <text:p/>
        </draw:line>
        <draw:line draw:style-name="gr4" draw:text-style-name="P1" draw:layer="layout" svg:x1="3.651cm" svg:y1="8.89cm" svg:x2="13.97cm" svg:y2="8.89cm">
          <text:p/>
        </draw:line>
        <draw:frame draw:style-name="gr19" draw:text-style-name="P5" draw:layer="layout" svg:width="3.898cm" svg:height="0.954cm" svg:x="0.106cm" svg:y="8.331cm">
          <draw:text-box>
            <text:p><text:span text:style-name="T2">“</text:span><text:span text:style-name="T2">Being Told”</text:span></text:p>
          </draw:text-box>
        </draw:frame>
        <draw:line draw:style-name="gr12" draw:text-style-name="P1" draw:layer="layout" svg:x1="8.89cm" svg:y1="10.16cm" svg:x2="8.89cm" svg:y2="13.335cm">
          <text:p/>
        </draw:line>
        <draw:frame draw:style-name="gr8" draw:text-style-name="P5" draw:layer="layout" svg:width="3.415cm" svg:height="2.278cm" svg:x="8.89cm" svg:y="10.636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20" draw:text-style-name="P1" draw:layer="layout" svg:x1="8.89cm" svg:y1="10.16cm" svg:x2="13.97cm" svg:y2="10.16cm">
          <text:p/>
        </draw:line>
        <draw:line draw:style-name="gr14" draw:text-style-name="P1" draw:layer="layout" svg:x1="22.225cm" svg:y1="4.445cm" svg:x2="22.225cm" svg:y2="14.605cm">
          <text:p/>
        </draw:line>
        <draw:line draw:style-name="gr14" draw:text-style-name="P1" draw:layer="layout" svg:x1="22.86cm" svg:y1="4.445cm" svg:x2="22.225cm" svg:y2="4.445cm">
          <text:p/>
        </draw:line>
        <draw:line draw:style-name="gr4" draw:text-style-name="P1" draw:layer="layout" svg:x1="22.225cm" svg:y1="14.605cm" svg:x2="21.59cm" svg:y2="14.605cm">
          <text:p/>
        </draw:line>
        <draw:line draw:style-name="gr14" draw:text-style-name="P1" draw:layer="layout" svg:x1="32.385cm" svg:y1="6.985cm" svg:x2="29.845cm" svg:y2="6.985cm">
          <text:p/>
        </draw:line>
        <draw:line draw:style-name="gr4" draw:text-style-name="P1" draw:layer="layout" svg:x1="31.115cm" svg:y1="9.525cm" svg:x2="31.75cm" svg:y2="9.525cm">
          <text:p/>
        </draw:line>
        <draw:line draw:style-name="gr14" draw:text-style-name="P1" draw:layer="layout" svg:x1="31.75cm" svg:y1="19.685cm" svg:x2="31.115cm" svg:y2="19.685cm">
          <text:p/>
        </draw:line>
        <draw:line draw:style-name="gr14" draw:text-style-name="P1" draw:layer="layout" svg:x1="11.43cm" svg:y1="12.7cm" svg:x2="15.24cm" svg:y2="12.7cm">
          <text:p/>
        </draw:line>
        <draw:line draw:style-name="gr14" draw:text-style-name="P1" draw:layer="layout" svg:x1="11.43cm" svg:y1="13.335cm" svg:x2="11.43cm" svg:y2="12.7cm">
          <text:p/>
        </draw:line>
        <draw:frame draw:style-name="gr5" draw:text-style-name="P5" draw:layer="layout" svg:width="3.58cm" svg:height="1.657cm" svg:x="26.741cm" svg:y="11.2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11" draw:text-style-name="P9" draw:layer="layout" svg:width="2.301cm" svg:height="2.519cm" svg:x="30.003cm" svg:y="6.191cm">
          <draw:text-box>
            <text:p text:style-name="P8"><text:span text:style-name="T2">Read</text:span></text:p>
            <text:p text:style-name="P8"><text:span text:style-name="T2">Access</text:span></text:p>
          </draw:text-box>
        </draw:frame>
        <draw:line draw:style-name="gr16" draw:text-style-name="P1" draw:layer="layout" svg:x1="17.78cm" svg:y1="13.335cm" svg:x2="17.78cm" svg:y2="10.795cm">
          <text:p/>
        </draw:line>
        <draw:frame draw:style-name="gr8" draw:text-style-name="P5" draw:layer="layout" svg:width="3.415cm" svg:height="2.278cm" svg:x="17.857cm" svg:y="11.27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4" draw:text-style-name="P1" draw:layer="layout" svg:x1="5.08cm" svg:y1="19.685cm" svg:x2="4.445cm" svg:y2="19.685cm">
          <text:p/>
        </draw:line>
        <draw:line draw:style-name="gr14" draw:text-style-name="P1" draw:layer="layout" svg:x1="4.445cm" svg:y1="19.685cm" svg:x2="4.445cm" svg:y2="9.525cm">
          <text:p/>
        </draw:line>
        <draw:line draw:style-name="gr4" draw:text-style-name="P1" draw:layer="layout" svg:x1="4.445cm" svg:y1="9.525cm" svg:x2="13.97cm" svg:y2="9.525cm">
          <text:p/>
        </draw:line>
        <draw:frame draw:style-name="gr8" draw:text-style-name="P5" draw:layer="layout" svg:width="3.415cm" svg:height="2.278cm" svg:x="4.445cm" svg:y="10.58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8" draw:text-style-name="P5" draw:layer="layout" svg:width="3.415cm" svg:height="2.278cm" svg:x="26.67cm" svg:y="6.19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4" draw:text-style-name="P1" draw:layer="layout" svg:x1="12.065cm" svg:y1="26.67cm" svg:x2="31.75cm" svg:y2="26.67cm">
          <text:p/>
        </draw:line>
        <draw:custom-shape draw:style-name="gr18" draw:text-style-name="P1" draw:layer="layout" svg:width="0.317cm" svg:height="0.317cm" svg:x="26.511cm" svg:y="26.5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26.67cm" svg:y1="26.511cm" svg:x2="26.67cm" svg:y2="25.558cm">
          <text:p/>
        </draw:line>
        <draw:frame draw:style-name="gr15" draw:text-style-name="P9" draw:layer="layout" svg:width="2.301cm" svg:height="1.815cm" svg:x="9.922cm" svg:y="21.996cm">
          <draw:text-box>
            <text:p text:style-name="P8"><text:span text:style-name="T2">Read</text:span></text:p>
            <text:p text:style-name="P8"><text:span text:style-name="T2">Access</text:span></text:p>
          </draw:text-box>
        </draw:frame>
        <draw:frame draw:style-name="gr11" draw:text-style-name="P11" draw:layer="layout" svg:width="2.301cm" svg:height="2.519cm" svg:x="22.225cm" svg:y="6.212cm">
          <draw:text-box>
            <text:p text:style-name="P10"><text:span text:style-name="T2">Read</text:span></text:p>
            <text:p text:style-name="P10"><text:span text:style-name="T2">Access</text:span></text:p>
          </draw:text-box>
        </draw:frame>
        <draw:custom-shape draw:style-name="gr3" draw:text-style-name="P12" draw:layer="layout" svg:width="1.27cm" svg:height="1.27cm" svg:x="1.27cm" svg:y="6.985cm">
          <text:p text:style-name="P1"><text:span text:style-name="T4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2" draw:layer="layout" svg:width="1.27cm" svg:height="1.27cm" svg:x="17.145cm" svg:y="6.667cm">
          <text:p text:style-name="P1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1.27cm" svg:height="1.27cm" svg:x="15.875cm" svg:y="16.51cm">
          <text:p text:style-name="P1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1.27cm" svg:height="1.27cm" svg:x="6.985cm" svg:y="11.747cm">
          <text:p text:style-name="P1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1.27cm" svg:height="1.27cm" svg:x="6.985cm" svg:y="16.827cm">
          <text:p text:style-name="P1"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1.27cm" svg:height="1.27cm" svg:x="34.925cm" svg:y="0cm">
          <text:p text:style-name="P1"><text:span text:style-name="T4">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31.273cm" svg:y1="1.905cm" svg:x2="39.846cm" svg:y2="1.905cm">
          <text:p/>
        </draw:line>
        <draw:line draw:style-name="gr14" draw:text-style-name="P1" draw:layer="layout" svg:x1="31.273cm" svg:y1="1.905cm" svg:x2="31.273cm" svg:y2="2.381cm">
          <text:p/>
        </draw:line>
        <draw:line draw:style-name="gr14" draw:text-style-name="P1" draw:layer="layout" svg:x1="39.846cm" svg:y1="1.905cm" svg:x2="39.846cm" svg:y2="2.381cm">
          <text:p/>
        </draw:line>
        <draw:line draw:style-name="gr14" draw:text-style-name="P1" draw:layer="layout" svg:x1="35.56cm" svg:y1="1.905cm" svg:x2="35.56cm" svg:y2="1.428cm">
          <text:p/>
        </draw:line>
        <draw:custom-shape draw:style-name="gr3" draw:text-style-name="P12" draw:layer="layout" svg:width="1.27cm" svg:height="1.27cm" svg:x="26.035cm" svg:y="0cm">
          <text:p text:style-name="P1"><text:span text:style-name="T4">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22.383cm" svg:y1="1.905cm" svg:x2="30.956cm" svg:y2="1.905cm">
          <text:p/>
        </draw:line>
        <draw:line draw:style-name="gr14" draw:text-style-name="P1" draw:layer="layout" svg:x1="22.383cm" svg:y1="1.905cm" svg:x2="22.383cm" svg:y2="2.381cm">
          <text:p/>
        </draw:line>
        <draw:line draw:style-name="gr14" draw:text-style-name="P1" draw:layer="layout" svg:x1="30.956cm" svg:y1="1.905cm" svg:x2="30.956cm" svg:y2="2.381cm">
          <text:p/>
        </draw:line>
        <draw:line draw:style-name="gr14" draw:text-style-name="P1" draw:layer="layout" svg:x1="26.67cm" svg:y1="1.905cm" svg:x2="26.67cm" svg:y2="1.428cm">
          <text:p/>
        </draw:line>
        <draw:custom-shape draw:style-name="gr3" draw:text-style-name="P4" draw:layer="layout" svg:width="7.62cm" svg:height="2.54cm" svg:x="31.75cm" svg:y="24.765cm">
          <text:p text:style-name="P1"><text:span text:style-name="T2">Physical 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13.97cm" svg:y="8.255cm"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3.175cm">
          <text:p text:style-name="P1"><text:span text:style-name="T2">Reac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3.175cm">
          <text:p text:style-name="P1"><text:span text:style-name="T2">Physical 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13.335cm">
          <text:p text:style-name="P1"><text:span text:style-name="T2">Reconstructed Physical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13.335cm">
          <text:p text:style-name="P1"><text:span text:style-name="T2">Reac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13.97cm" svg:y="18.415cm">
          <text:p text:style-name="P1"><text:span text:style-name="T2">Deliberative Counterfactual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17T11:51:29</dc:date>
    <dc:creator>neptune </dc:creator>
    <meta:editing-duration>P3DT19H6M31S</meta:editing-duration>
    <meta:editing-cycles>33</meta:editing-cycles>
    <meta:generator>LibreOffice/3.5$Linux_X86_64 LibreOffice_project/350m1$Build-2</meta:generator>
    <meta:document-statistic meta:object-count="98"/>
  </office:meta>
</office:document-meta>
</file>